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ableColumn7" style:family="table-column">
      <style:table-column-properties style:column-width="3.3743in" style:use-optimal-column-width="false"/>
    </style:style>
    <style:style style:name="TableColumn8" style:family="table-column">
      <style:table-column-properties style:column-width="2.9187in" style:use-optimal-column-width="false"/>
    </style:style>
    <style:style style:name="Table6" style:family="table">
      <style:table-properties style:width="6.29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language="en" fo:country="US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language="en" fo:country="US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language="en" fo:country="US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language="en" fo:country="US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language="en" fo:country="US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en" fo:country="US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TableColumn32" style:family="table-column">
      <style:table-column-properties style:column-width="3.3743in" style:use-optimal-column-width="false"/>
    </style:style>
    <style:style style:name="TableColumn33" style:family="table-column">
      <style:table-column-properties style:column-width="2.9187in" style:use-optimal-column-width="false"/>
    </style:style>
    <style:style style:name="Table31" style:family="table">
      <style:table-properties style:width="6.29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language="en" fo:country="US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language="en" fo:country="US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language="en" fo:country="US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language="en" fo:country="U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language="en" fo:country="US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en" fo:country="U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en" fo:country="US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Textbody" style:family="paragraph">
      <style:paragraph-properties fo:break-before="page"/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font-style="italic" style:font-style-asian="italic"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font-style="italic" style:font-style-asian="italic"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font-style="italic" style:font-style-asian="italic"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P65" style:parent-style-name="Normal" style:family="paragraph">
      <style:paragraph-properties>
        <style:tab-stops>
          <style:tab-stop style:type="left" style:position="1.9062in"/>
          <style:tab-stop style:type="left" style:position="2.5937in"/>
          <style:tab-stop style:type="left" style:position="3.4062in"/>
          <style:tab-stop style:type="left" style:position="4.2812in"/>
        </style:tab-stops>
      </style:paragraph-properties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language="en" fo:country="US"/>
    </style:style>
    <style:style style:name="P77" style:parent-style-name="Normal" style:family="paragraph">
      <style:paragraph-properties>
        <style:tab-stops>
          <style:tab-stop style:type="left" style:position="1.9062in"/>
          <style:tab-stop style:type="left" style:position="2.5937in"/>
          <style:tab-stop style:type="left" style:position="3.4062in"/>
          <style:tab-stop style:type="left" style:position="4.2812in"/>
        </style:tab-stops>
      </style:paragraph-properties>
      <style:text-properties fo:language="en" fo:country="US"/>
    </style:style>
    <style:style style:name="P78" style:parent-style-name="Normal" style:family="paragraph">
      <style:paragraph-properties>
        <style:tab-stops>
          <style:tab-stop style:type="left" style:position="0.4923in"/>
          <style:tab-stop style:type="center" style:position="3.15in"/>
          <style:tab-stop style:type="right" style:position="6.0048in"/>
        </style:tab-stops>
      </style:paragraph-properties>
      <style:text-properties fo:language="en" fo:country="US"/>
    </style:style>
    <style:style style:name="P79" style:parent-style-name="Normal" style:family="paragraph">
      <style:paragraph-properties>
        <style:tab-stops>
          <style:tab-stop style:type="left" style:position="1.1354in"/>
        </style:tab-stops>
      </style:paragraph-properties>
      <style:text-properties fo:language="en" fo:country="US"/>
    </style:style>
    <style:style style:name="P80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81" style:parent-style-name="DefaultParagraphFont" style:family="text">
      <style:text-properties fo:language="en" fo:country="US"/>
    </style:style>
    <style:style style:name="T82" style:parent-style-name="DefaultParagraphFont" style:family="text">
      <style:text-properties fo:font-style="italic" style:font-style-asian="italic" fo:language="en" fo:country="US"/>
    </style:style>
    <style:style style:name="T83" style:parent-style-name="DefaultParagraphFont" style:family="text">
      <style:text-properties fo:language="en" fo:country="US"/>
    </style:style>
    <style:style style:name="P84" style:parent-style-name="ListParagraph" style:family="paragraph">
      <style:paragraph-properties>
        <style:tab-stops>
          <style:tab-stop style:type="left" style:position="2.1666in"/>
        </style:tab-stops>
      </style:paragraph-properties>
      <style:text-properties style:font-name="Courier New" style:font-name-complex="Courier New" fo:language="sv" fo:country="SE"/>
    </style:style>
    <style:style style:name="P85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font-style="italic" style:font-style-asian="italic" fo:language="en" fo:country="US"/>
    </style:style>
    <style:style style:name="T89" style:parent-style-name="DefaultParagraphFont" style:family="text">
      <style:text-properties fo:language="en" fo:country="US"/>
    </style:style>
    <style:style style:name="P90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91" style:parent-style-name="DefaultParagraphFont" style:family="text">
      <style:text-properties style:font-name="Courier New" style:font-name-complex="Courier New" fo:language="sv" fo:country="SE"/>
    </style:style>
    <style:style style:name="P92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93" style:parent-style-name="DefaultParagraphFont" style:family="text">
      <style:text-properties fo:language="en" fo:country="US"/>
    </style:style>
    <style:style style:name="P94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95" style:parent-style-name="DefaultParagraphFont" style:family="text">
      <style:text-properties style:font-name="Courier New" style:font-name-complex="Courier New" fo:language="en" fo:country="US"/>
    </style:style>
    <style:style style:name="P96" style:parent-style-name="ListParagraph" style:family="paragraph">
      <style:paragraph-properties>
        <style:tab-stops>
          <style:tab-stop style:type="left" style:position="2.1666in"/>
        </style:tab-stops>
      </style:paragraph-properties>
      <style:text-properties style:font-name="Courier New" style:font-name-complex="Courier New" fo:language="en" fo:country="US"/>
    </style:style>
    <style:style style:name="P97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font-style="italic" style:font-style-asian="italic"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font-style="italic" style:font-style-asian="italic" fo:language="en" fo:country="US"/>
    </style:style>
    <style:style style:name="T102" style:parent-style-name="DefaultParagraphFont" style:family="text">
      <style:text-properties fo:language="en" fo:country="US"/>
    </style:style>
    <style:style style:name="T103" style:parent-style-name="DefaultParagraphFont" style:family="text">
      <style:text-properties fo:language="en" fo:country="US"/>
    </style:style>
    <style:style style:name="T104" style:parent-style-name="DefaultParagraphFont" style:family="text">
      <style:text-properties fo:language="en" fo:country="US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T107" style:parent-style-name="DefaultParagraphFont" style:family="text">
      <style:text-properties fo:language="en" fo:country="US"/>
    </style:style>
    <style:style style:name="P108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font-style="italic" style:font-style-asian="italic" fo:language="en" fo:country="US"/>
    </style:style>
    <style:style style:name="T111" style:parent-style-name="DefaultParagraphFont" style:family="text">
      <style:text-properties fo:language="en" fo:country="US"/>
    </style:style>
    <style:style style:name="P112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font-style="italic" style:font-style-asian="italic" fo:language="en" fo:country="US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font-style="italic" style:font-style-asian="italic" fo:language="en" fo:country="US"/>
    </style:style>
    <style:style style:name="T117" style:parent-style-name="DefaultParagraphFont" style:family="text">
      <style:text-properties fo:language="en" fo:country="US"/>
    </style:style>
    <style:style style:name="P118" style:parent-style-name="Normal" style:family="paragraph">
      <style:paragraph-properties>
        <style:tab-stops>
          <style:tab-stop style:type="left" style:position="2.6666in"/>
        </style:tab-stops>
      </style:paragraph-properties>
      <style:text-properties fo:language="en" fo:country="US"/>
    </style:style>
    <style:style style:name="P119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120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121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122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</style:style>
    <style:style style:name="T123" style:parent-style-name="DefaultParagraphFont" style:family="text">
      <style:text-properties style:font-name="Courier New" style:font-name-complex="Courier New" fo:language="en" fo:country="US"/>
    </style:style>
    <style:style style:name="P124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125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126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127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T128" style:parent-style-name="DefaultParagraphFont" style:family="text">
      <style:text-properties fo:font-style="italic" style:font-style-asian="italic"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font-style="italic" style:font-style-asian="italic" fo:language="en" fo:country="US"/>
    </style:style>
    <style:style style:name="T131" style:parent-style-name="DefaultParagraphFont" style:family="text">
      <style:text-properties fo:font-style="italic" style:font-style-asian="italic"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font-style="italic" style:font-style-asian="italic" fo:language="en" fo:country="US"/>
    </style:style>
    <style:style style:name="T134" style:parent-style-name="DefaultParagraphFont" style:family="text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TableColumn137" style:family="table-column">
      <style:table-column-properties style:column-width="3.1465in" style:use-optimal-column-width="false"/>
    </style:style>
    <style:style style:name="TableColumn138" style:family="table-column">
      <style:table-column-properties style:column-width="3.1465in" style:use-optimal-column-width="false"/>
    </style:style>
    <style:style style:name="Table136" style:family="table">
      <style:table-properties style:width="6.293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language="en" fo:country="US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language="en" fo:country="US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language="en" fo:country="US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language="en" fo:country="US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language="en" fo:country="US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US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language="en" fo:country="US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language="en" fo:country="US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font-style="italic" style:font-style-asian="italic"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font-style="italic" style:font-style-asian="italic"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font-style="italic" style:font-style-asian="italic" fo:language="en" fo:country="US"/>
    </style:style>
    <style:style style:name="T165" style:parent-style-name="DefaultParagraphFont" style:family="text">
      <style:text-properties fo:language="en" fo:country="US"/>
    </style:style>
    <style:style style:name="T166" style:parent-style-name="DefaultParagraphFont" style:family="text">
      <style:text-properties fo:language="en" fo:country="US"/>
    </style:style>
    <style:style style:name="T167" style:parent-style-name="DefaultParagraphFont" style:family="text">
      <style:text-properties fo:language="en" fo:country="US"/>
    </style:style>
    <style:style style:name="T168" style:parent-style-name="DefaultParagraphFont" style:family="text">
      <style:text-properties fo:font-style="italic" style:font-style-asian="italic" fo:language="en" fo:country="US"/>
    </style:style>
    <style:style style:name="T169" style:parent-style-name="DefaultParagraphFont" style:family="text">
      <style:text-properties fo:language="en" fo:country="US"/>
    </style:style>
    <style:style style:name="P170" style:parent-style-name="Normal" style:family="paragraph">
      <style:paragraph-properties>
        <style:tab-stops>
          <style:tab-stop style:type="left" style:position="1.9062in"/>
          <style:tab-stop style:type="left" style:position="2.5937in"/>
          <style:tab-stop style:type="left" style:position="3.4062in"/>
          <style:tab-stop style:type="left" style:position="4.2812in"/>
        </style:tab-stops>
      </style:paragraph-properties>
    </style:style>
    <style:style style:name="T171" style:parent-style-name="DefaultParagraphFont" style:family="text">
      <style:text-properties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language="en" fo:country="US"/>
    </style:style>
    <style:style style:name="P174" style:parent-style-name="Normal" style:family="paragraph">
      <style:paragraph-properties fo:text-align="center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language="en" fo:country="US"/>
    </style:style>
    <style:style style:name="P179" style:parent-style-name="Normal" style:family="paragraph">
      <style:paragraph-properties fo:text-align="center"/>
    </style:style>
    <style:style style:name="T180" style:parent-style-name="DefaultParagraphFont" style:family="text">
      <style:text-properties fo:language="en" fo:country="US"/>
    </style:style>
    <style:style style:name="T181" style:parent-style-name="DefaultParagraphFont" style:family="text">
      <style:text-properties fo:language="en" fo:country="US"/>
    </style:style>
    <style:style style:name="T182" style:parent-style-name="DefaultParagraphFont" style:family="text">
      <style:text-properties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P185" style:parent-style-name="Normal" style:family="paragraph">
      <style:paragraph-properties>
        <style:tab-stops>
          <style:tab-stop style:type="left" style:position="1.1354in"/>
          <style:tab-stop style:type="left" style:position="1.9687in"/>
          <style:tab-stop style:type="left" style:position="2.0625in"/>
          <style:tab-stop style:type="left" style:position="2.3229in"/>
          <style:tab-stop style:type="left" style:position="3.4375in"/>
          <style:tab-stop style:type="left" style:position="5.0729in"/>
        </style:tab-stops>
      </style:paragraph-properties>
      <style:text-properties fo:language="en" fo:country="US"/>
    </style:style>
    <style:style style:name="P186" style:parent-style-name="Normal" style:family="paragraph">
      <style:paragraph-properties>
        <style:tab-stops>
          <style:tab-stop style:type="left" style:position="0.2958in"/>
          <style:tab-stop style:type="right" style:position="5.9062in"/>
        </style:tab-stops>
      </style:paragraph-properties>
      <style:text-properties fo:language="en" fo:country="US"/>
    </style:style>
    <style:style style:name="P187" style:parent-style-name="Normal" style:family="paragraph">
      <style:paragraph-properties>
        <style:tab-stops>
          <style:tab-stop style:type="left" style:position="1.1354in"/>
          <style:tab-stop style:type="left" style:position="2.3229in"/>
        </style:tab-stops>
      </style:paragraph-properties>
      <style:text-properties fo:language="en" fo:country="US"/>
    </style:style>
    <style:style style:name="P188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font-style="italic" style:font-style-asian="italic" fo:language="en" fo:country="US"/>
    </style:style>
    <style:style style:name="P191" style:parent-style-name="ListParagraph" style:family="paragraph">
      <style:paragraph-properties>
        <style:tab-stops>
          <style:tab-stop style:type="left" style:position="2.1666in"/>
        </style:tab-stops>
      </style:paragraph-properties>
      <style:text-properties style:font-name="Courier New" style:font-name-complex="Courier New" fo:language="en" fo:country="US"/>
    </style:style>
    <style:style style:name="P192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font-style="italic" style:font-style-asian="italic" fo:language="en" fo:country="US"/>
    </style:style>
    <style:style style:name="T195" style:parent-style-name="DefaultParagraphFont" style:family="text">
      <style:text-properties fo:language="en" fo:country="US"/>
    </style:style>
    <style:style style:name="P196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197" style:parent-style-name="DefaultParagraphFont" style:family="text">
      <style:text-properties style:font-name="Courier New" style:font-name-complex="Courier New" fo:language="sv" fo:country="SE"/>
    </style:style>
    <style:style style:name="P198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199" style:parent-style-name="DefaultParagraphFont" style:family="text">
      <style:text-properties fo:language="en" fo:country="US"/>
    </style:style>
    <style:style style:name="P200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201" style:parent-style-name="DefaultParagraphFont" style:family="text">
      <style:text-properties style:font-name="Courier New" style:font-name-complex="Courier New" fo:language="en" fo:country="US"/>
    </style:style>
    <style:style style:name="T202" style:parent-style-name="DefaultParagraphFont" style:family="text">
      <style:text-properties style:font-name="Courier New" style:font-name-complex="Courier New" fo:language="en" fo:country="US"/>
    </style:style>
    <style:style style:name="P203" style:parent-style-name="ListParagraph" style:family="paragraph">
      <style:paragraph-properties>
        <style:tab-stops>
          <style:tab-stop style:type="left" style:position="2.1666in"/>
        </style:tab-stops>
      </style:paragraph-properties>
      <style:text-properties style:font-name="Courier New" style:font-name-complex="Courier New" fo:language="en" fo:country="US"/>
    </style:style>
    <style:style style:name="P204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205" style:parent-style-name="DefaultParagraphFont" style:family="text">
      <style:text-properties fo:language="en" fo:country="US"/>
    </style:style>
    <style:style style:name="T206" style:parent-style-name="DefaultParagraphFont" style:family="text">
      <style:text-properties fo:font-style="italic" style:font-style-asian="italic" fo:language="en" fo:country="US"/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font-style="italic" style:font-style-asian="italic" fo:language="en" fo:country="US"/>
    </style:style>
    <style:style style:name="T209" style:parent-style-name="DefaultParagraphFont" style:family="text">
      <style:text-properties fo:language="en" fo:country="US"/>
    </style:style>
    <style:style style:name="T210" style:parent-style-name="DefaultParagraphFont" style:family="text">
      <style:text-properties fo:language="en" fo:country="US"/>
    </style:style>
    <style:style style:name="T211" style:parent-style-name="DefaultParagraphFont" style:family="text">
      <style:text-properties fo:language="en" fo:country="US"/>
    </style:style>
    <style:style style:name="T212" style:parent-style-name="DefaultParagraphFont" style:family="text">
      <style:text-properties fo:language="en" fo:country="US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P215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216" style:parent-style-name="DefaultParagraphFont" style:family="text">
      <style:text-properties fo:language="en" fo:country="US"/>
    </style:style>
    <style:style style:name="T217" style:parent-style-name="DefaultParagraphFont" style:family="text">
      <style:text-properties fo:font-style="italic" style:font-style-asian="italic" fo:language="en" fo:country="US"/>
    </style:style>
    <style:style style:name="T218" style:parent-style-name="DefaultParagraphFont" style:family="text">
      <style:text-properties fo:language="en" fo:country="US"/>
    </style:style>
    <style:style style:name="P219" style:parent-style-name="ListParagraph" style:family="paragraph">
      <style:paragraph-properties>
        <style:tab-stops>
          <style:tab-stop style:type="left" style:position="2.1666in"/>
        </style:tab-stops>
      </style:paragraph-properties>
    </style:style>
    <style:style style:name="T220" style:parent-style-name="DefaultParagraphFont" style:family="text">
      <style:text-properties fo:language="en" fo:country="US"/>
    </style:style>
    <style:style style:name="T221" style:parent-style-name="DefaultParagraphFont" style:family="text">
      <style:text-properties fo:font-style="italic" style:font-style-asian="italic" fo:language="en" fo:country="US"/>
    </style:style>
    <style:style style:name="T222" style:parent-style-name="DefaultParagraphFont" style:family="text">
      <style:text-properties fo:language="en" fo:country="US"/>
    </style:style>
    <style:style style:name="P223" style:parent-style-name="Normal" style:family="paragraph">
      <style:paragraph-properties>
        <style:tab-stops>
          <style:tab-stop style:type="left" style:position="2.6666in"/>
        </style:tab-stops>
      </style:paragraph-properties>
      <style:text-properties fo:language="en" fo:country="US"/>
    </style:style>
    <style:style style:name="P224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225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226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227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228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229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230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P231" style:parent-style-name="Normal" style:family="paragraph">
      <style:paragraph-properties fo:line-height="100%">
        <style:tab-stops>
          <style:tab-stop style:type="left" style:position="2.6666in"/>
        </style:tab-stops>
      </style:paragraph-properties>
      <style:text-properties style:font-name="Courier New" style:font-name-complex="Courier New" fo:language="en" fo:country="US"/>
    </style:style>
    <style:style style:name="T232" style:parent-style-name="DefaultParagraphFont" style:family="text">
      <style:text-properties fo:font-style="italic" style:font-style-asian="italic" fo:language="en" fo:country="US"/>
    </style:style>
    <style:style style:name="T233" style:parent-style-name="DefaultParagraphFont" style:family="text">
      <style:text-properties fo:language="en" fo:country="US"/>
    </style:style>
    <style:style style:name="T234" style:parent-style-name="DefaultParagraphFont" style:family="text">
      <style:text-properties fo:font-style="italic" style:font-style-asian="italic" fo:language="en" fo:country="US"/>
    </style:style>
    <style:style style:name="T235" style:parent-style-name="DefaultParagraphFont" style:family="text">
      <style:text-properties fo:language="en" fo:country="US"/>
    </style:style>
    <style:style style:name="T236" style:parent-style-name="DefaultParagraphFont" style:family="text">
      <style:text-properties fo:font-style="italic" style:font-style-asian="italic" fo:language="en" fo:country="US"/>
    </style:style>
    <style:style style:name="T237" style:parent-style-name="DefaultParagraphFont" style:family="text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TableColumn240" style:family="table-column">
      <style:table-column-properties style:column-width="1.9652in" style:use-optimal-column-width="false"/>
    </style:style>
    <style:style style:name="TableColumn241" style:family="table-column">
      <style:table-column-properties style:column-width="1.575in" style:use-optimal-column-width="false"/>
    </style:style>
    <style:style style:name="TableColumn242" style:family="table-column">
      <style:table-column-properties style:column-width="1.3784in" style:use-optimal-column-width="false"/>
    </style:style>
    <style:style style:name="TableColumn243" style:family="table-column">
      <style:table-column-properties style:column-width="1.3743in" style:use-optimal-column-width="false"/>
    </style:style>
    <style:style style:name="Table239" style:family="table">
      <style:table-properties style:width="6.293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fo:language="en" fo:country="US"/>
    </style:style>
    <style:style style:name="T248" style:parent-style-name="DefaultParagraphFont" style:family="text">
      <style:text-properties fo:language="en" fo:country="US"/>
    </style:style>
    <style:style style:name="T249" style:parent-style-name="DefaultParagraphFont" style:family="text">
      <style:text-properties fo:language="en" fo:country="US"/>
    </style:style>
    <style:style style:name="T250" style:parent-style-name="DefaultParagraphFont" style:family="text">
      <style:text-properties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DefaultParagraphFont" style:family="text">
      <style:text-properties fo:font-style="italic" style:font-style-asian="italic" fo:language="en" fo:country="US"/>
    </style:style>
    <style:style style:name="T253" style:parent-style-name="DefaultParagraphFont" style:family="text">
      <style:text-properties fo:language="en" fo:country="US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language="en" fo:country="US"/>
    </style:style>
    <style:style style:name="TableCell256" style:family="table-cell">
      <style:table-cell-properties fo:border="0.0069in solid #000000" fo:padding-top="0in" fo:padding-left="0.0069in" fo:padding-bottom="0in" fo:padding-right="0.0069in"/>
    </style:style>
    <style:style style:name="P257" style:parent-style-name="Normal" style:family="paragraph">
      <style:paragraph-properties fo:margin-bottom="0in" fo:line-height="100%"/>
      <style:text-properties fo:language="en" fo:country="US"/>
    </style:style>
    <style:style style:name="TableCell258" style:family="table-cell">
      <style:table-cell-properties fo:border="0.0069in solid #000000" fo:padding-top="0in" fo:padding-left="0.0069in" fo:padding-bottom="0in" fo:padding-right="0.0069in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language="en" fo:country="US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language="en" fo:country="US"/>
    </style:style>
    <style:style style:name="TableCell265" style:family="table-cell">
      <style:table-cell-properties fo:border="0.0069in solid #000000" fo:padding-top="0in" fo:padding-left="0.0069in" fo:padding-bottom="0in" fo:padding-right="0.0069in"/>
    </style:style>
    <style:style style:name="P266" style:parent-style-name="Normal" style:family="paragraph">
      <style:paragraph-properties fo:margin-bottom="0in" fo:line-height="100%"/>
      <style:text-properties fo:language="en" fo:country="US"/>
    </style:style>
    <style:style style:name="TableCell267" style:family="table-cell">
      <style:table-cell-properties fo:border="0.0069in solid #000000" fo:padding-top="0in" fo:padding-left="0.0069in" fo:padding-bottom="0in" fo:padding-right="0.0069in"/>
    </style:style>
    <style:style style:name="P268" style:parent-style-name="Normal" style:family="paragraph">
      <style:paragraph-properties fo:margin-bottom="0in" fo:line-height="100%"/>
      <style:text-properties fo:language="en" fo:country="US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language="en" fo:country="US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fo:language="en" fo:country="US"/>
    </style:style>
    <style:style style:name="TableCell274" style:family="table-cell">
      <style:table-cell-properties fo:border="0.0069in solid #000000" fo:padding-top="0in" fo:padding-left="0.0069in" fo:padding-bottom="0in" fo:padding-right="0.0069in"/>
    </style:style>
    <style:style style:name="P275" style:parent-style-name="Normal" style:family="paragraph">
      <style:paragraph-properties fo:margin-bottom="0in" fo:line-height="100%"/>
      <style:text-properties fo:language="en" fo:country="US"/>
    </style:style>
    <style:style style:name="TableCell276" style:family="table-cell">
      <style:table-cell-properties fo:border="0.0069in solid #000000" fo:padding-top="0in" fo:padding-left="0.0069in" fo:padding-bottom="0in" fo:padding-right="0.0069in"/>
    </style:style>
    <style:style style:name="P277" style:parent-style-name="Normal" style:family="paragraph">
      <style:paragraph-properties fo:margin-bottom="0in" fo:line-height="100%"/>
      <style:text-properties fo:language="en" fo:country="US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language="en" fo:country="US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language="en" fo:country="US"/>
    </style:style>
    <style:style style:name="TableCell283" style:family="table-cell">
      <style:table-cell-properties fo:border="0.0069in solid #000000" fo:padding-top="0in" fo:padding-left="0.0069in" fo:padding-bottom="0in" fo:padding-right="0.0069in"/>
    </style:style>
    <style:style style:name="P284" style:parent-style-name="Normal" style:family="paragraph">
      <style:paragraph-properties fo:margin-bottom="0in" fo:line-height="100%"/>
      <style:text-properties fo:language="en" fo:country="US"/>
    </style:style>
    <style:style style:name="TableCell285" style:family="table-cell">
      <style:table-cell-properties fo:border="0.0069in solid #000000" fo:padding-top="0in" fo:padding-left="0.0069in" fo:padding-bottom="0in" fo:padding-right="0.0069in"/>
    </style:style>
    <style:style style:name="P286" style:parent-style-name="Normal" style:family="paragraph">
      <style:paragraph-properties fo:margin-bottom="0in" fo:line-height="100%"/>
      <style:text-properties fo:language="en" fo:country="US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language="en" fo:country="US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language="en" fo:country="US"/>
    </style:style>
    <style:style style:name="TableCell292" style:family="table-cell">
      <style:table-cell-properties fo:border="0.0069in solid #000000" fo:padding-top="0in" fo:padding-left="0.0069in" fo:padding-bottom="0in" fo:padding-right="0.0069in"/>
    </style:style>
    <style:style style:name="P293" style:parent-style-name="Normal" style:family="paragraph">
      <style:paragraph-properties fo:margin-bottom="0in" fo:line-height="100%"/>
      <style:text-properties fo:language="en" fo:country="US"/>
    </style:style>
    <style:style style:name="TableCell294" style:family="table-cell">
      <style:table-cell-properties fo:border="0.0069in solid #000000" fo:padding-top="0in" fo:padding-left="0.0069in" fo:padding-bottom="0in" fo:padding-right="0.0069in"/>
    </style:style>
    <style:style style:name="P295" style:parent-style-name="Normal" style:family="paragraph">
      <style:paragraph-properties fo:margin-bottom="0in" fo:line-height="100%"/>
      <style:text-properties fo:language="en" fo:country="US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299" style:parent-style-name="DefaultParagraphFont" style:family="text">
      <style:text-properties fo:language="en" fo:country="US"/>
    </style:style>
    <style:style style:name="T300" style:parent-style-name="DefaultParagraphFont" style:family="text">
      <style:text-properties fo:font-style="italic" style:font-style-asian="italic" fo:language="en" fo:country="US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language="en" fo:country="US"/>
    </style:style>
    <style:style style:name="TableCell303" style:family="table-cell">
      <style:table-cell-properties fo:border="0.0069in solid #000000" fo:padding-top="0in" fo:padding-left="0.0069in" fo:padding-bottom="0in" fo:padding-right="0.0069in"/>
    </style:style>
    <style:style style:name="P304" style:parent-style-name="Normal" style:family="paragraph">
      <style:paragraph-properties fo:margin-bottom="0in" fo:line-height="100%"/>
      <style:text-properties fo:language="en" fo:country="US"/>
    </style:style>
    <style:style style:name="TableCell305" style:family="table-cell">
      <style:table-cell-properties fo:border="0.0069in solid #000000" fo:padding-top="0in" fo:padding-left="0.0069in" fo:padding-bottom="0in" fo:padding-right="0.0069in"/>
    </style:style>
    <style:style style:name="P306" style:parent-style-name="Normal" style:family="paragraph">
      <style:paragraph-properties fo:margin-bottom="0in" fo:line-height="100%"/>
      <style:text-properties fo:language="en" fo:country="US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language="en" fo:country="US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language="en" fo:country="US"/>
    </style:style>
    <style:style style:name="TableCell312" style:family="table-cell">
      <style:table-cell-properties fo:border="0.0069in solid #000000" fo:padding-top="0in" fo:padding-left="0.0069in" fo:padding-bottom="0in" fo:padding-right="0.0069in"/>
    </style:style>
    <style:style style:name="P313" style:parent-style-name="Normal" style:family="paragraph">
      <style:paragraph-properties fo:margin-bottom="0in" fo:line-height="100%"/>
      <style:text-properties fo:language="en" fo:country="US"/>
    </style:style>
    <style:style style:name="TableCell314" style:family="table-cell">
      <style:table-cell-properties fo:border="0.0069in solid #000000" fo:padding-top="0in" fo:padding-left="0.0069in" fo:padding-bottom="0in" fo:padding-right="0.0069in"/>
    </style:style>
    <style:style style:name="P315" style:parent-style-name="Normal" style:family="paragraph">
      <style:paragraph-properties fo:margin-bottom="0in" fo:line-height="100%"/>
      <style:text-properties fo:language="en" fo:country="US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language="en" fo:country="US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language="en" fo:country="US"/>
    </style:style>
    <style:style style:name="TableCell321" style:family="table-cell">
      <style:table-cell-properties fo:border="0.0069in solid #000000" fo:padding-top="0in" fo:padding-left="0.0069in" fo:padding-bottom="0in" fo:padding-right="0.0069in"/>
    </style:style>
    <style:style style:name="P322" style:parent-style-name="Normal" style:family="paragraph">
      <style:paragraph-properties fo:margin-bottom="0in" fo:line-height="100%"/>
      <style:text-properties fo:language="en" fo:country="US"/>
    </style:style>
    <style:style style:name="TableCell323" style:family="table-cell">
      <style:table-cell-properties fo:border="0.0069in solid #000000" fo:padding-top="0in" fo:padding-left="0.0069in" fo:padding-bottom="0in" fo:padding-right="0.0069in"/>
    </style:style>
    <style:style style:name="P324" style:parent-style-name="Normal" style:family="paragraph">
      <style:paragraph-properties fo:margin-bottom="0in" fo:line-height="100%"/>
      <style:text-properties fo:language="en" fo:country="US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language="en" fo:country="US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language="en" fo:country="US"/>
    </style:style>
    <style:style style:name="TableCell330" style:family="table-cell">
      <style:table-cell-properties fo:border="0.0069in solid #000000" fo:padding-top="0in" fo:padding-left="0.0069in" fo:padding-bottom="0in" fo:padding-right="0.0069in"/>
    </style:style>
    <style:style style:name="P331" style:parent-style-name="Normal" style:family="paragraph">
      <style:paragraph-properties fo:margin-bottom="0in" fo:line-height="100%"/>
      <style:text-properties fo:language="en" fo:country="US"/>
    </style:style>
    <style:style style:name="TableCell332" style:family="table-cell">
      <style:table-cell-properties fo:border="0.0069in solid #000000" fo:padding-top="0in" fo:padding-left="0.0069in" fo:padding-bottom="0in" fo:padding-right="0.0069in"/>
    </style:style>
    <style:style style:name="P333" style:parent-style-name="Normal" style:family="paragraph">
      <style:paragraph-properties fo:margin-bottom="0in" fo:line-height="100%"/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in" svg:stroke-color="#000000" svg:stroke-opacity="100%" draw:stroke-linejoin="miter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in" svg:stroke-color="#000000" svg:stroke-opacity="100%" draw:stroke-linejoin="miter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071in" svg:stroke-color="#5b9bd5" draw:marker-end="a9" svg:stroke-opacity="100%" draw:stroke-linejoin="miter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071in" svg:stroke-color="#5b9bd5" draw:marker-end="a2" svg:stroke-opacity="100%" draw:stroke-linejoin="miter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71in" svg:stroke-color="#5b9bd5" draw:marker-end="a11" svg:stroke-opacity="100%" draw:stroke-linejoin="miter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071in" svg:stroke-color="#5b9bd5" draw:marker-end="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OpenFastPath performance measurement procedure.</text:p>
      <text:p text:style-name="Textbody"/>
      <text:p text:style-name="P2">OpenFastPath (OFP) is a high performance data-plane stack designed to scale linearly on multi-core and to have the best performance per<text:s/>core.</text:p>
      <text:p text:style-name="Normal"><text:span text:style-name="T3">OFP utilizes the functionality provide by OpenDataPlane (ODP) to achieve maximum input / output packet performance. As the ODP implementation is dependent on the used network interface controller (NIC), the available hardware acceleration may differ</text:span><text:span text:style-name="T4">.</text:span></text:p>
      <text:h text:style-name="Heading1" text:outline-level="1">Configuration details</text:h>
      <text:p text:style-name="P5">Application configuration details: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ODP Version</text:p>
          </table:table-cell>
          <table:table-cell table:style-name="TableCell12">
            <text:p text:style-name="P13"/>
          </table:table-cell>
        </table:table-row>
        <table:table-row table:style-name="TableRow14">
          <table:table-cell table:style-name="TableCell15">
            <text:p text:style-name="P16">OFP commit numbe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OFP configure parameters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OFP code changes (attach patch file)</text:p>
          </table:table-cell>
          <table:table-cell table:style-name="TableCell27">
            <text:p text:style-name="P28"/>
          </table:table-cell>
        </table:table-row>
      </table:table>
      <text:p text:style-name="P29"/>
      <text:p text:style-name="P30">Hardware and software platform configuration details: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HW Version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SDK Version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Core Frequency<text:s/>/ IO Frequency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NIC Interfaces</text:p>
          </table:table-cell>
          <table:table-cell table:style-name="TableCell52">
            <text:p text:style-name="P53"/>
          </table:table-cell>
        </table:table-row>
      </table:table>
      <text:p text:style-name="P54"/>
      <text:p text:style-name="P55"/>
      <text:h text:style-name="Heading1" text:outline-level="1">Use-case: IP Forwarding</text:h>
      <text:p text:style-name="Textbody">The following test describes a pure IP forwarding use-case. Using the information in the route and arp tables, received packets are sent<text:s/>to<text:s/>the appropriate interface based on the packets IP<text:s/>header.</text:p>
      <text:h text:style-name="Heading3" text:outline-level="3">Test set up description</text:h>
      <text:p text:style-name="Normal"><text:span text:style-name="T56">IP traffic is sent from a packet generator (</text:span><text:span text:style-name="T57">node 1)</text:span><text:span text:style-name="T58"><text:s/>to a destination (</text:span><text:span text:style-name="T59">node 3</text:span><text:span text:style-name="T60">) by using a forwarding<text:s/></text:span><text:span text:style-name="T61">node 2</text:span><text:span text:style-name="T62"><text:s/>with OFP application running and configured for this operation.</text:span></text:p>
      <text:p text:style-name="Normal"><text:span text:style-name="T63">OFP application on node 2 forwards IP traffic from i</text:span><text:span text:style-name="T64">nterface fp0 to interface fp1 using the route table and ARP table entries.</text:span></text:p>
      <text:p text:style-name="P65"><text:span text:style-name="T66"><draw:custom-shape svg:x="0in" svg:y="0.0134in" svg:width="0.44792in" svg:height="0.47917in" draw:z-index="4" draw:id="id0" draw:style-name="a0" draw:name="Octagon 17" text:anchor-type="paragraph"><svg:title/><svg:desc/><text:p text:style-name="Normal"><text:span text:style-name="T67">2</text:span></text:p><draw:enhanced-geometry draw:path-stretchpoint-x="21600" draw:path-stretchpoint-y="21600" draw:type="non-primitive" svg:viewBox="0 0 21600 21600" draw:enhanced-path="M ?f7 ?f17 L ?f17 ?f7 ?f18 ?f7 ?f11 ?f17 ?f11 ?f19 ?f18 ?f12 ?f17 ?f12 ?f7 ?f19 Z N" draw:text-areas="?f20 ?f20 ?f21 ?f22" draw:glue-points="?f11 ?f17 ?f11 ?f19 ?f18 ?f12 ?f17 ?f12 ?f7 ?f19 ?f7 ?f17 ?f17 ?f7 ?f18 ?f7" draw:glue-point-leaving-directions="-0, -0, -0, -0, 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/text:span><text:span text:style-name="T68"><draw:custom-shape svg:x="0.339in" svg:y="0.0134in" svg:width="0.72917in" svg:height="0.5in" draw:z-index="251658240" draw:id="id1" draw:style-name="a1" draw:name="Rounded Rectangle 3" text:anchor-type="paragraph"><svg:title/><svg:desc/><text:p text:style-name="P69"><text:span text:style-name="T70">1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1"><draw:connector draw:type="line" svg:x1="1.0673in" svg:y1="0.27243in" svg:x2="2.91036in" svg:y2="0.2634in" draw:z-index="2" draw:id="id2" draw:style-name="a3" draw:name="Straight Arrow Connector 10" text:anchor-type="paragraph"><svg:title/><svg:desc/></draw:connector></text:span><text:span text:style-name="T72"><draw:connector draw:type="line" svg:x1="3.3807in" svg:y1="0.26044in" svg:x2="5.22376in" svg:y2="0.2528in" draw:z-index="3" draw:id="id3" draw:style-name="a5" draw:name="Straight Arrow Connector 11" text:anchor-type="paragraph"><svg:title/><svg:desc/></draw:connector></text:span><text:span text:style-name="T73"><draw:custom-shape svg:x="5.2138in" svg:y="0.0134in" svg:width="0.72917in" svg:height="0.5in" draw:z-index="251659264" draw:id="id4" draw:style-name="a6" draw:name="Rounded Rectangle 4" text:anchor-type="paragraph"><svg:title/><svg:desc/><text:p text:style-name="P74"><text:span text:style-name="T75">3</text:span></text:p><text:p text:style-name="Normal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6"><text:tab/></text:span></text:p>
      <text:p text:style-name="P77"/>
      <text:p text:style-name="P78"><text:tab/>192.168.10.1<text:tab/>192.168.20.2<text:tab/>192.168.20.1</text:p>
      <text:p text:style-name="P79"><text:tab/></text:p>
      <text:h text:style-name="Heading3" text:outline-level="3">Procedure</text:h>
      <text:list text:style-name="LFO1" text:continue-numbering="true">
        <text:list-item>
          <text:p text:style-name="P80"><text:span text:style-name="T81">Start application that uses OFP on<text:s/></text:span><text:span text:style-name="T82">node 2</text:span><text:span text:style-name="T83">. Ex:</text:span></text:p>
        </text:list-item>
      </text:list>
      <text:p text:style-name="P84">./fpm -i interface0,interface1 -c 3 -p</text:p>
      <text:list text:style-name="LFO1" text:continue-numbering="true">
        <text:list-item>
          <text:p text:style-name="P85"><text:span text:style-name="T86">Connect with telnet<text:s/></text:span><text:span text:style-name="T87">to OFP CLI on port 2345. To connect remotely you need to have a management interface/IP on<text:s/></text:span><text:span text:style-name="T88">node 2</text:span><text:span text:style-name="T89">.</text:span></text:p>
        </text:list-item>
      </text:list>
      <text:p text:style-name="P90"><text:span text:style-name="T91">telnet 127.0.0.1 2345</text:span></text:p>
      <text:list text:style-name="LFO1" text:continue-numbering="true">
        <text:list-item>
          <text:p text:style-name="P92"><text:span text:style-name="T93">Configure IPs on fpX interfaces with commands:</text:span></text:p>
        </text:list-item>
      </text:list>
      <text:p text:style-name="P94"><text:span text:style-name="T95">ifconfig fp0 192.168.10.2/24</text:span></text:p>
      <text:p text:style-name="P96">ifconfig fp1 192.168.20.2/24</text:p>
      <text:list text:style-name="LFO1" text:continue-numbering="true">
        <text:list-item>
          <text:p text:style-name="P97"><text:span text:style-name="T98">Ping<text:s/></text:span><text:span text:style-name="T99">node 2</text:span><text:span text:style-name="T100"><text:s/>from<text:s/></text:span><text:span text:style-name="T101">node 3</text:span><text:span text:style-name="T102"><text:s/>in ord</text:span><text:span text:style-name="T103">er to populate the ARP table. Doing this prior to the high load test start avoids the<text:s/></text:span><text:span text:style-name="T104">loss of</text:span><text:span text:style-name="T105"><text:s/>ARP<text:s/></text:span><text:span text:style-name="T106">responses<text:s/></text:span><text:span text:style-name="T107">due to depleted packet buffers. I.e. before they can be handled by the normal ARP request / ARP response procedure.</text:span></text:p>
        </text:list-item>
        <text:list-item>
          <text:p text:style-name="P108"><text:span text:style-name="T109">Generate traffic from packet generator (</text:span><text:span text:style-name="T110">node 1</text:span><text:span text:style-name="T111">)</text:span></text:p>
        </text:list-item>
        <text:list-item>
          <text:p text:style-name="P112"><text:span text:style-name="T113">Collect results from destination (</text:span><text:span text:style-name="T114">node 3</text:span><text:span text:style-name="T115">) or from OFP application (</text:span><text:span text:style-name="T116">node 2</text:span><text:span text:style-name="T117">).</text:span></text:p>
        </text:list-item>
      </text:list>
      <text:p text:style-name="Heading">NOTE 1: Target configuration</text:p>
      <text:p text:style-name="P118">OFP target configuration snapshot from CLI:</text:p>
      <text:p text:style-name="P119">&gt;<text:s/>route</text:p>
      <text:p text:style-name="P120">Destination <text:s text:c="12"/>Gateway <text:s text:c="4"/>Iface</text:p>
      <text:p text:style-name="P121">192.168.10.2/24 <text:s text:c="8"/>0.0.0.0 <text:s text:c="4"/>fp0</text:p>
      <text:p text:style-name="P122"><text:span text:style-name="T123">192.168.20.2/24 <text:s text:c="8"/>0.0.0.0 <text:s text:c="4"/>fp1</text:span></text:p>
      <text:p text:style-name="P124">&gt; arp</text:p>
      <text:soft-page-break/>
      <text:p text:style-name="P125">VRF <text:s/>ADDRESS <text:s text:c="9"/>MAC <text:s text:c="16"/>AGE</text:p>
      <text:p text:style-name="P126">0 <text:s text:c="3"/>192.168.10.1 <text:s text:c="4"/>ec:9e:cd:0e:36:a2 <text:s text:c="2"/>27</text:p>
      <text:p text:style-name="P127">0 <text:s text:c="3"/>192.168.20.1 <text:s text:c="4"/>ec:9e:cd:0e:36:a3 <text:s text:c="2"/>27</text:p>
      <text:p text:style-name="Heading">NOTE 2: target machines</text:p>
      <text:p text:style-name="Normal"><text:span text:style-name="T128">Node 1</text:span><text:span text:style-name="T129"><text:s/>and<text:s/></text:span><text:span text:style-name="T130">node<text:s/></text:span><text:span text:style-name="T131">3</text:span><text:span text:style-name="T132"><text:s/>can be a single machine or Spirent/Ixia traffic generator with two real interfaces and IP addresses assigned in two networks and connected to<text:s/></text:span><text:span text:style-name="T133">node 2</text:span><text:span text:style-name="T134">.</text:span></text:p>
      <text:p text:style-name="P135"/>
      <text:h text:style-name="Heading3" text:outline-level="3">Results</text:h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IPv4 Forwarding with 64-byte frame</text:p>
          </table:table-cell>
          <table:table-cell table:style-name="TableCell142">
            <text:p text:style-name="P143">Performance in Mpps</text:p>
          </table:table-cell>
        </table:table-row>
        <table:table-row table:style-name="TableRow144">
          <table:table-cell table:style-name="TableCell145">
            <text:p text:style-name="P146">1 core (“-c 3” parameter)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2 core (“-c 5” parameter)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4 core (“-c 7” parameter)</text:p>
          </table:table-cell>
          <table:table-cell table:style-name="TableCell157">
            <text:p text:style-name="P158"/>
          </table:table-cell>
        </table:table-row>
      </table:table>
      <text:h text:style-name="Heading1" text:outline-level="1">Use-case: UDP Forwarding</text:h>
      <text:p text:style-name="Textbody">The following test describes a UDP forwarding use-case.</text:p>
      <text:h text:style-name="Heading3" text:outline-level="3">Test set up description</text:h>
      <text:p text:style-name="Normal"><text:span text:style-name="T159">UDP packets are sent from a packet generator (</text:span><text:span text:style-name="T160">node 1</text:span><text:span text:style-name="T161">) to multiple destination sockets on<text:s/></text:span><text:span text:style-name="T162">node 2,<text:s/></text:span><text:span text:style-name="T163">these are then forwarded to a single socket on<text:s/></text:span><text:span text:style-name="T164">node 3</text:span><text:span text:style-name="T165">.</text:span></text:p>
      <text:p text:style-name="Normal"><text:span text:style-name="T166">Udp_fwd_sock OFP application is used to forward UD</text:span><text:span text:style-name="T167">P packets received on interface fp0 to<text:s/></text:span><text:span text:style-name="T168">node 3</text:span><text:span text:style-name="T169"><text:s/>through interface fp1.</text:span></text:p>
      <text:p text:style-name="P170"><text:span text:style-name="T171"><draw:custom-shape svg:x="0in" svg:y="0.0134in" svg:width="0.44792in" svg:height="0.47917in" draw:z-index="9" draw:id="id5" draw:style-name="a7" draw:name="Octagon 17" text:anchor-type="paragraph"><svg:title/><svg:desc/><text:p text:style-name="Normal"><text:span text:style-name="T172">2</text:span></text:p><draw:enhanced-geometry draw:path-stretchpoint-x="21600" draw:path-stretchpoint-y="21600" draw:type="non-primitive" svg:viewBox="0 0 21600 21600" draw:enhanced-path="M ?f7 ?f17 L ?f17 ?f7 ?f18 ?f7 ?f11 ?f17 ?f11 ?f19 ?f18 ?f12 ?f17 ?f12 ?f7 ?f19 Z N" draw:text-areas="?f20 ?f20 ?f21 ?f22" draw:glue-points="?f11 ?f17 ?f11 ?f19 ?f18 ?f12 ?f17 ?f12 ?f7 ?f19 ?f7 ?f17 ?f17 ?f7 ?f18 ?f7" draw:glue-point-leaving-directions="-0, -0, -0, -0, 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9289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draw:equation draw:name="f20" draw:formula="?f17 / 2"/><draw:equation draw:name="f21" draw:formula="?f11 - ?f20"/><draw:equation draw:name="f22" draw:formula="?f12 - ?f20"/></draw:enhanced-geometry></draw:custom-shape></text:span><text:span text:style-name="T173"><draw:custom-shape svg:x="0.339in" svg:y="0.0134in" svg:width="0.72917in" svg:height="0.5in" draw:z-index="5" draw:id="id6" draw:style-name="a8" draw:name="Rounded Rectangle 3" text:anchor-type="paragraph"><svg:title/><svg:desc/><text:p text:style-name="P174"><text:span text:style-name="T175">1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76"><draw:connector draw:type="line" svg:x1="1.0673in" svg:y1="0.27243in" svg:x2="2.91036in" svg:y2="0.2634in" draw:z-index="7" draw:id="id7" draw:style-name="a10" draw:name="Straight Arrow Connector 10" text:anchor-type="paragraph"><svg:title/><svg:desc/></draw:connector></text:span><text:span text:style-name="T177"><draw:connector draw:type="line" svg:x1="3.3807in" svg:y1="0.26044in" svg:x2="5.22376in" svg:y2="0.2528in" draw:z-index="8" draw:id="id8" draw:style-name="a12" draw:name="Straight Arrow Connector 11" text:anchor-type="paragraph"><svg:title/><svg:desc/></draw:connector></text:span><text:span text:style-name="T178"><draw:custom-shape svg:x="5.2138in" svg:y="0.0134in" svg:width="0.72917in" svg:height="0.5in" draw:z-index="6" draw:id="id9" draw:style-name="a13" draw:name="Rounded Rectangle 4" text:anchor-type="paragraph"><svg:title/><svg:desc/><text:p text:style-name="P179"><text:span text:style-name="T180">3</text:span></text:p><text:p text:style-name="Normal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81"><text:tab/></text:span><text:span text:style-name="T182"><text:tab/>fp0</text:span><text:span text:style-name="T183"><text:tab/>fp1</text:span><text:span text:style-name="T184"><text:tab/></text:span></text:p>
      <text:p text:style-name="P185"/>
      <text:p text:style-name="P186"><text:tab/><text:s text:c="34"/>192.168.10.2:5001[,5002[,…]]]<text:tab/>192.168.20.1:5000</text:p>
      <text:p text:style-name="P187"/>
      <text:h text:style-name="Heading3" text:outline-level="3">Procedure</text:h>
      <text:list text:style-name="LFO2" text:continue-numbering="true">
        <text:list-item>
          <text:p text:style-name="P188"><text:span text:style-name="T189">Start OFP application on<text:s/></text:span><text:span text:style-name="T190">node 2:</text:span></text:p>
        </text:list-item>
      </text:list>
      <text:p text:style-name="P191">./udp_fwd_sock -i interface0,interface1 -c 3 -l 192.168.10.2 -r 192.168.20.1<text:s/>-s 1</text:p>
      <text:list text:style-name="LFO2" text:continue-numbering="true">
        <text:list-item>
          <text:p text:style-name="P192"><text:span text:style-name="T193">Connect with telnet to OFP CLI on port 2345. To connect remotely you need to have a management interface/IP on<text:s/></text:span><text:span text:style-name="T194">node 2</text:span><text:span text:style-name="T195">.</text:span></text:p>
        </text:list-item>
      </text:list>
      <text:p text:style-name="P196"><text:span text:style-name="T197">telnet 127.0.0.1 2345</text:span></text:p>
      <text:list text:style-name="LFO2" text:continue-numbering="true">
        <text:list-item>
          <text:p text:style-name="P198"><text:span text:style-name="T199">Configure IPs on fpX interfaces with commands:</text:span></text:p>
        </text:list-item>
      </text:list>
      <text:p text:style-name="P200"><text:span text:style-name="T201">&gt;</text:span><text:span text:style-name="T202"><text:s/>ifconfig fp0 192.168.10.2/24</text:span></text:p>
      <text:p text:style-name="P203">&gt; ifconfig fp1 192.168.20.2/24</text:p>
      <text:soft-page-break/>
      <text:list text:style-name="LFO2" text:continue-numbering="true">
        <text:list-item>
          <text:p text:style-name="P204"><text:span text:style-name="T205">Ping<text:s/></text:span><text:span text:style-name="T206">node 2</text:span><text:span text:style-name="T207"><text:s/>from<text:s/></text:span><text:span text:style-name="T208">node 3</text:span><text:span text:style-name="T209"><text:s/>in order to populate the ARP table. Doing this prior to the high load test start avoids the<text:s/></text:span><text:span text:style-name="T210">loss of</text:span><text:span text:style-name="T211"><text:s/>ARP<text:s/></text:span><text:span text:style-name="T212">responses<text:s/></text:span><text:span text:style-name="T213">due to depleted packet buffers. I.e. before they</text:span><text:span text:style-name="T214"><text:s/>can be handled by the normal ARP request / ARP response procedure.</text:span></text:p>
        </text:list-item>
        <text:list-item>
          <text:p text:style-name="P215"><text:span text:style-name="T216">Generate traffic from packet generator (</text:span><text:span text:style-name="T217">node 1</text:span><text:span text:style-name="T218">)</text:span></text:p>
        </text:list-item>
        <text:list-item>
          <text:p text:style-name="P219"><text:span text:style-name="T220">Collect results from destination (</text:span><text:span text:style-name="T221">node 2</text:span><text:span text:style-name="T222">).</text:span></text:p>
        </text:list-item>
      </text:list>
      <text:p text:style-name="Heading">NOTE 1: Target configuration</text:p>
      <text:p text:style-name="P223">OFP target configuration snapshot from CLI:</text:p>
      <text:p text:style-name="P224">&gt;<text:s/>route</text:p>
      <text:p text:style-name="P225">Destination <text:s text:c="12"/>Gateway <text:s text:c="4"/>Iface</text:p>
      <text:p text:style-name="P226">192.168.10.2/24 <text:s text:c="8"/>0.0.0.0 <text:s text:c="4"/>fp0</text:p>
      <text:p text:style-name="P227">192.168.20.2/24 <text:s text:c="8"/>0.0.0.0 <text:s text:c="4"/>fp1</text:p>
      <text:p text:style-name="P228">&gt; arp</text:p>
      <text:p text:style-name="P229">VRF <text:s/>ADDRESS <text:s text:c="8"/>MAC <text:s text:c="16"/>AGE</text:p>
      <text:p text:style-name="P230">0 <text:s text:c="3"/>192.168.10.1 <text:s text:c="3"/>ec:9e:cd:0e:36:a2 <text:s text:c="2"/>27</text:p>
      <text:p text:style-name="P231">0 <text:s text:c="3"/>192.168.20.1 <text:s text:c="3"/>ec:9e:cd:0e:36:a3 <text:s text:c="2"/>27</text:p>
      <text:p text:style-name="Heading">NOTE 2: Target machines</text:p>
      <text:p text:style-name="Normal"><text:span text:style-name="T232">Node 1</text:span><text:span text:style-name="T233"><text:s/>and<text:s/></text:span><text:span text:style-name="T234">node 3</text:span><text:span text:style-name="T235"><text:s/>can be a single machine or Spirent/Ixia traffic generator with two real interfaces and IP addresses assigned in two networks and connected to<text:s/></text:span><text:span text:style-name="T236">node 2</text:span><text:span text:style-name="T237">.</text:span></text:p>
      <text:p text:style-name="P238"/>
      <text:h text:style-name="Heading3" text:outline-level="3">Results</text:h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<text:span text:style-name="T247">UDP Forwarding, 64B frame,<text:s/></text:span><text:span text:style-name="T248">one</text:span><text:span text:style-name="T249"><text:s/>source so</text:span><text:span text:style-name="T250">cket</text:span><text:span text:style-name="T251"><text:s/>on<text:s/></text:span><text:span text:style-name="T252">node 1</text:span><text:span text:style-name="T253"><text:s/>per destination socket</text:span></text:p>
          </table:table-cell>
          <table:table-cell table:style-name="TableCell254">
            <text:p text:style-name="P255">Mpps with one socket</text:p>
          </table:table-cell>
          <table:table-cell table:style-name="TableCell256">
            <text:p text:style-name="P257">Mpps with 2 sockets</text:p>
          </table:table-cell>
          <table:table-cell table:style-name="TableCell258">
            <text:p text:style-name="P259">Mpps with 4 sockets</text:p>
          </table:table-cell>
        </table:table-row>
        <table:table-row table:style-name="TableRow260">
          <table:table-cell table:style-name="TableCell261">
            <text:p text:style-name="P262">1 core (“-c 3” parameter)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2 core (“-c 5” parameter)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4 core (“-c 7” parameter)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<text:span text:style-name="T299">UDP Forwarding, 64B frame, 100K sources sockets on<text:s/></text:span><text:span text:style-name="T300">node 1</text:span>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1 core (“-c 3” parameter)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2 core (“-c 5” parameter)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4 core (“-c 7” parameter)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</table:table>
      <text:p text:style-name="P3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tru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tru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tru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tru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" svg:viewBox="0 0 20 30" svg:d="m10 0-10 30h20z"/>
    <draw:marker draw:name="a11" svg:viewBox="0 0 20 30" svg:d="m10 0-10 30h20z"/>
    <draw:marker draw:name="a9" svg:viewBox="0 0 20 30" svg:d="m10 0-10 30h20z"/>
    <draw:marker draw:name="a4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75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Sorin Vultureanu</meta:initial-creator>
    <dc:creator>admin</dc:creator>
    <meta:creation-date>2015-10-15T13:56:00Z</meta:creation-date>
    <dc:date>2015-10-16T06:24:00Z</dc:date>
    <meta:template xlink:href="Normal" xlink:type="simple"/>
    <meta:editing-cycles>8</meta:editing-cycles>
    <meta:editing-duration>PT1140S</meta:editing-duration>
    <meta:document-statistic meta:page-count="4" meta:paragraph-count="9" meta:word-count="725" meta:character-count="4851" meta:row-count="34" meta:non-whitespace-character-count="4135"/>
  </office:meta>
</office:document-meta>
</file>